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/>
    <style:style style:name="ce4" style:family="table-cell" style:parent-style-name="Default" style:data-style-name="N13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6in" svg:height="3.5386in" svg:x="10.1051in" svg:y="1.0409in">
            <draw:object draw:notify-on-update-of-ranges="Sheet1.B3:Sheet1.I3 Sheet1.B18:Sheet1.I18 Sheet1.B19:Sheet1.I19 Sheet1.B19:Sheet1.I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76in" svg:height="3.5386in" svg:x="8.478in" svg:y="3.8012in">
            <draw:object draw:notify-on-update-of-ranges="Sheet1.A26:Sheet1.H26 Sheet1.A28:Sheet1.H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xc_rod, cm</text:p>
          </table:table-cell>
          <table:table-cell office:value-type="float" office:value="50.2" calcext:value-type="float">
            <text:p>50.2</text:p>
          </table:table-cell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_reaction, s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, cm</text:p>
          </table:table-cell>
          <table:table-cell office:value-type="float" office:value="24.4" calcext:value-type="float">
            <text:p>24.4</text:p>
          </table:table-cell>
          <table:table-cell office:value-type="float" office:value="22.1" calcext:value-type="float">
            <text:p>22.1</text:p>
          </table:table-cell>
          <table:table-cell office:value-type="float" office:value="19.2" calcext:value-type="float">
            <text:p>19.2</text:p>
          </table:table-cell>
          <table:table-cell office:value-type="float" office:value="15.4" calcext:value-type="float">
            <text:p>15.4</text:p>
          </table:table-cell>
          <table:table-cell office:value-type="float" office:value="12.5" calcext:value-type="float">
            <text:p>12.5</text:p>
          </table:table-cell>
          <table:table-cell office:value-type="float" office:value="29.3" calcext:value-type="float">
            <text:p>29.3</text:p>
          </table:table-cell>
          <table:table-cell office:value-type="float" office:value="32.6" calcext:value-type="float">
            <text:p>32.6</text:p>
          </table:table-cell>
          <table:table-cell office:value-type="float" office:value="39.4" calcext:value-type="float">
            <text:p>39.4</text:p>
          </table:table-cell>
          <table:table-cell table:number-columns-repeated="2"/>
          <table:table-cell office:value-type="string" calcext:value-type="string">
            <text:p>Beta</text:p>
          </table:table-cell>
          <table:table-cell table:formula="of:=1+76.3/870.5" office:value-type="float" office:value="1.08765077541643" calcext:value-type="float">
            <text:p>1.08765077541643</text:p>
          </table:table-cell>
        </table:table-row>
        <table:table-row table:style-name="ro1">
          <table:table-cell office:value-type="string" calcext:value-type="string">
            <text:p>xcp, cm</text:p>
          </table:table-cell>
          <table:table-cell office:value-type="float" office:value="48" calcext:value-type="float">
            <text:p>48</text:p>
          </table:table-cell>
          <table:table-cell office:value-type="float" office:value="48.2" calcext:value-type="float">
            <text:p>48.2</text:p>
          </table:table-cell>
          <table:table-cell office:value-type="float" office:value="48.4" calcext:value-type="float">
            <text:p>48.4</text:p>
          </table:table-cell>
          <table:table-cell office:value-type="float" office:value="48.8" calcext:value-type="float">
            <text:p>48.8</text:p>
          </table:table-cell>
          <table:table-cell office:value-type="float" office:value="49" calcext:value-type="float">
            <text:p>49</text:p>
          </table:table-cell>
          <table:table-cell office:value-type="float" office:value="47.7" calcext:value-type="float">
            <text:p>47.7</text:p>
          </table:table-cell>
          <table:table-cell office:value-type="float" office:value="47.4" calcext:value-type="float">
            <text:p>47.4</text:p>
          </table:table-cell>
          <table:table-cell office:value-type="float" office:value="46.8" calcext:value-type="float">
            <text:p>46.8</text:p>
          </table:table-cell>
          <table:table-cell table:number-columns-repeated="2"/>
          <table:table-cell office:value-type="string" calcext:value-type="string">
            <text:p>l, cm</text:p>
          </table:table-cell>
          <table:table-cell office:value-type="float" office:value="100.1" calcext:value-type="float">
            <text:p>100.1</text:p>
          </table:table-cell>
        </table:table-row>
        <table:table-row table:style-name="ro1">
          <table:table-cell office:value-type="string" calcext:value-type="string">
            <text:p>xc, cm</text:p>
          </table:table-cell>
          <table:table-cell table:formula="of:=[.B4]-[.$M$1]+[.B3]" office:value-type="float" office:value="22.2" calcext:value-type="float">
            <text:p>22.2</text:p>
          </table:table-cell>
          <table:table-cell table:formula="of:=[.C4]-[.$M$1]+[.C3]" office:value-type="float" office:value="20.1" calcext:value-type="float">
            <text:p>20.1</text:p>
          </table:table-cell>
          <table:table-cell table:formula="of:=[.D4]-[.$M$1]+[.D3]" office:value-type="float" office:value="17.4" calcext:value-type="float">
            <text:p>17.4</text:p>
          </table:table-cell>
          <table:table-cell table:formula="of:=[.E4]-[.$M$1]+[.E3]" office:value-type="float" office:value="14" calcext:value-type="float">
            <text:p>14</text:p>
          </table:table-cell>
          <table:table-cell table:formula="of:=[.F4]-[.$M$1]+[.F3]" office:value-type="float" office:value="11.3" calcext:value-type="float">
            <text:p>11.3</text:p>
          </table:table-cell>
          <table:table-cell table:formula="of:=[.G4]-[.$M$1]+[.G3]" office:value-type="float" office:value="26.8" calcext:value-type="float">
            <text:p>26.8</text:p>
          </table:table-cell>
          <table:table-cell table:formula="of:=[.H4]-[.$M$1]+[.H3]" office:value-type="float" office:value="29.8" calcext:value-type="float">
            <text:p>29.8</text:p>
          </table:table-cell>
          <table:table-cell table:formula="of:=[.I4]-[.$M$1]+[.I3]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t, s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float" office:value="15.43" calcext:value-type="float">
            <text:p>15.43</text:p>
          </table:table-cell>
          <table:table-cell office:value-type="float" office:value="15.59" calcext:value-type="float">
            <text:p>15.59</text:p>
          </table:table-cell>
          <table:table-cell office:value-type="float" office:value="31.94" calcext:value-type="float">
            <text:p>31.94</text:p>
          </table:table-cell>
          <table:table-cell office:value-type="float" office:value="33.76" calcext:value-type="float">
            <text:p>33.76</text:p>
          </table:table-cell>
          <table:table-cell office:value-type="float" office:value="36.03" calcext:value-type="float">
            <text:p>36.03</text:p>
          </table:table-cell>
          <table:table-cell office:value-type="float" office:value="30.63" calcext:value-type="float">
            <text:p>30.63</text:p>
          </table:table-cell>
          <table:table-cell office:value-type="float" office:value="30.69" calcext:value-type="float">
            <text:p>30.69</text:p>
          </table:table-cell>
          <table:table-cell office:value-type="float" office:value="31.3" calcext:value-type="float">
            <text:p>31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39" calcext:value-type="float">
            <text:p>15.39</text:p>
          </table:table-cell>
          <table:table-cell office:value-type="float" office:value="15.55" calcext:value-type="float">
            <text:p>15.55</text:p>
          </table:table-cell>
          <table:table-cell office:value-type="float" office:value="31.98" calcext:value-type="float">
            <text:p>31.98</text:p>
          </table:table-cell>
          <table:table-cell office:value-type="float" office:value="33.69" calcext:value-type="float">
            <text:p>33.69</text:p>
          </table:table-cell>
          <table:table-cell office:value-type="float" office:value="35.97" calcext:value-type="float">
            <text:p>35.97</text:p>
          </table:table-cell>
          <table:table-cell office:value-type="float" office:value="30.62" calcext:value-type="float">
            <text:p>30.62</text:p>
          </table:table-cell>
          <table:table-cell office:value-type="float" office:value="30.61" calcext:value-type="float">
            <text:p>30.61</text:p>
          </table:table-cell>
          <table:table-cell office:value-type="float" office:value="31.21" calcext:value-type="float">
            <text:p>31.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43" calcext:value-type="float">
            <text:p>15.43</text:p>
          </table:table-cell>
          <table:table-cell office:value-type="float" office:value="15.58" calcext:value-type="float">
            <text:p>15.58</text:p>
          </table:table-cell>
          <table:table-cell office:value-type="float" office:value="31.89" calcext:value-type="float">
            <text:p>31.89</text:p>
          </table:table-cell>
          <table:table-cell office:value-type="float" office:value="33.65" calcext:value-type="float">
            <text:p>33.65</text:p>
          </table:table-cell>
          <table:table-cell office:value-type="float" office:value="35.94" calcext:value-type="float">
            <text:p>35.94</text:p>
          </table:table-cell>
          <table:table-cell office:value-type="float" office:value="30.63" calcext:value-type="float">
            <text:p>30.63</text:p>
          </table:table-cell>
          <table:table-cell office:value-type="float" office:value="30.7" calcext:value-type="float">
            <text:p>30.7</text:p>
          </table:table-cell>
          <table:table-cell office:value-type="float" office:value="31.25" calcext:value-type="float">
            <text:p>31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41" calcext:value-type="float">
            <text:p>15.41</text:p>
          </table:table-cell>
          <table:table-cell office:value-type="float" office:value="15.66" calcext:value-type="float">
            <text:p>15.66</text:p>
          </table:table-cell>
          <table:table-cell office:value-type="float" office:value="31.98" calcext:value-type="float">
            <text:p>31.98</text:p>
          </table:table-cell>
          <table:table-cell office:value-type="float" office:value="33.73" calcext:value-type="float">
            <text:p>33.73</text:p>
          </table:table-cell>
          <table:table-cell office:value-type="float" office:value="36" calcext:value-type="float">
            <text:p>36</text:p>
          </table:table-cell>
          <table:table-cell office:value-type="float" office:value="30.57" calcext:value-type="float">
            <text:p>30.57</text:p>
          </table:table-cell>
          <table:table-cell office:value-type="float" office:value="30.64" calcext:value-type="float">
            <text:p>30.64</text:p>
          </table:table-cell>
          <table:table-cell office:value-type="float" office:value="31.28" calcext:value-type="float">
            <text:p>31.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46" calcext:value-type="float">
            <text:p>15.46</text:p>
          </table:table-cell>
          <table:table-cell office:value-type="float" office:value="15.6" calcext:value-type="float">
            <text:p>15.6</text:p>
          </table:table-cell>
          <table:table-cell office:value-type="float" office:value="31.95" calcext:value-type="float">
            <text:p>31.95</text:p>
          </table:table-cell>
          <table:table-cell office:value-type="float" office:value="33.72" calcext:value-type="float">
            <text:p>33.72</text:p>
          </table:table-cell>
          <table:table-cell office:value-type="float" office:value="35.96" calcext:value-type="float">
            <text:p>35.96</text:p>
          </table:table-cell>
          <table:table-cell office:value-type="float" office:value="30.64" calcext:value-type="float">
            <text:p>30.64</text:p>
          </table:table-cell>
          <table:table-cell office:value-type="float" office:value="30.61" calcext:value-type="float">
            <text:p>30.61</text:p>
          </table:table-cell>
          <table:table-cell office:value-type="float" office:value="31.3" calcext:value-type="float">
            <text:p>31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office:value-type="float" office:value="15.67" calcext:value-type="float">
            <text:p>15.67</text:p>
          </table:table-cell>
          <table:table-cell office:value-type="float" office:value="31.97" calcext:value-type="float">
            <text:p>31.97</text:p>
          </table:table-cell>
          <table:table-cell office:value-type="float" office:value="33.73" calcext:value-type="float">
            <text:p>33.73</text:p>
          </table:table-cell>
          <table:table-cell office:value-type="float" office:value="35.94" calcext:value-type="float">
            <text:p>35.94</text:p>
          </table:table-cell>
          <table:table-cell office:value-type="float" office:value="30.61" calcext:value-type="float">
            <text:p>30.61</text:p>
          </table:table-cell>
          <table:table-cell office:value-type="float" office:value="30.68" calcext:value-type="float">
            <text:p>30.68</text:p>
          </table:table-cell>
          <table:table-cell office:value-type="float" office:value="31.27" calcext:value-type="float">
            <text:p>31.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48" calcext:value-type="float">
            <text:p>15.48</text:p>
          </table:table-cell>
          <table:table-cell office:value-type="float" office:value="15.71" calcext:value-type="float">
            <text:p>15.71</text:p>
          </table:table-cell>
          <table:table-cell office:value-type="float" office:value="31.94" calcext:value-type="float">
            <text:p>31.94</text:p>
          </table:table-cell>
          <table:table-cell office:value-type="float" office:value="33.77" calcext:value-type="float">
            <text:p>33.77</text:p>
          </table:table-cell>
          <table:table-cell office:value-type="float" office:value="35.98" calcext:value-type="float">
            <text:p>35.98</text:p>
          </table:table-cell>
          <table:table-cell office:value-type="float" office:value="30.53" calcext:value-type="float">
            <text:p>30.53</text:p>
          </table:table-cell>
          <table:table-cell office:value-type="float" office:value="30.7" calcext:value-type="float">
            <text:p>30.7</text:p>
          </table:table-cell>
          <table:table-cell office:value-type="float" office:value="31.27" calcext:value-type="float">
            <text:p>31.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office:value-type="float" office:value="15.65" calcext:value-type="float">
            <text:p>15.65</text:p>
          </table:table-cell>
          <table:table-cell office:value-type="float" office:value="32.03" calcext:value-type="float">
            <text:p>32.03</text:p>
          </table:table-cell>
          <table:table-cell office:value-type="float" office:value="33.68" calcext:value-type="float">
            <text:p>33.68</text:p>
          </table:table-cell>
          <table:table-cell office:value-type="float" office:value="35.98" calcext:value-type="float">
            <text:p>35.98</text:p>
          </table:table-cell>
          <table:table-cell office:value-type="float" office:value="30.62" calcext:value-type="float">
            <text:p>30.62</text:p>
          </table:table-cell>
          <table:table-cell office:value-type="float" office:value="30.7" calcext:value-type="float">
            <text:p>30.7</text:p>
          </table:table-cell>
          <table:table-cell office:value-type="float" office:value="31.26" calcext:value-type="float">
            <text:p>31.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45" calcext:value-type="float">
            <text:p>15.45</text:p>
          </table:table-cell>
          <table:table-cell office:value-type="float" office:value="15.65" calcext:value-type="float">
            <text:p>15.6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.44" calcext:value-type="float">
            <text:p>15.44</text:p>
          </table:table-cell>
          <table:table-cell office:value-type="float" office:value="15.62" calcext:value-type="float">
            <text:p>15.62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, s</text:p>
          </table:table-cell>
          <table:table-cell table:style-name="ce3" table:formula="of:=AVERAGE([.B7:.B16])/[.B2]" office:value-type="float" office:value="1.5429" calcext:value-type="float">
            <text:p>1.54</text:p>
          </table:table-cell>
          <table:table-cell table:style-name="ce3" table:formula="of:=AVERAGE([.C7:.C16])/[.C2]" office:value-type="float" office:value="1.5628" calcext:value-type="float">
            <text:p>1.56</text:p>
          </table:table-cell>
          <table:table-cell table:style-name="ce3" table:formula="of:=AVERAGE([.D7:.D16])/[.D2]" office:value-type="float" office:value="1.598" calcext:value-type="float">
            <text:p>1.60</text:p>
          </table:table-cell>
          <table:table-cell table:style-name="ce3" table:formula="of:=AVERAGE([.E7:.E16])/[.E2]" office:value-type="float" office:value="1.6858125" calcext:value-type="float">
            <text:p>1.69</text:p>
          </table:table-cell>
          <table:table-cell table:style-name="ce3" table:formula="of:=AVERAGE([.F7:.F16])/[.F2]" office:value-type="float" office:value="1.79875" calcext:value-type="float">
            <text:p>1.80</text:p>
          </table:table-cell>
          <table:table-cell table:style-name="ce3" table:formula="of:=AVERAGE([.G7:.G16])/[.G2]" office:value-type="float" office:value="1.5303125" calcext:value-type="float">
            <text:p>1.53</text:p>
          </table:table-cell>
          <table:table-cell table:style-name="ce3" table:formula="of:=AVERAGE([.H7:.H16])/[.H2]" office:value-type="float" office:value="1.5333125" calcext:value-type="float">
            <text:p>1.53</text:p>
          </table:table-cell>
          <table:table-cell table:style-name="ce3" table:formula="of:=AVERAGE([.I7:.I16])/[.I2]" office:value-type="float" office:value="1.563375" calcext:value-type="float">
            <text:p>1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taT, s</text:p>
          </table:table-cell>
          <table:table-cell table:style-name="ce3" table:formula="of:=SQRT([.B20]^2+[.B21]^2)" office:value-type="float" office:value="0.0104184665111735" calcext:value-type="float">
            <text:p>0.01</text:p>
          </table:table-cell>
          <table:table-cell table:style-name="ce3" table:formula="of:=SQRT([.C20]^2+[.C21]^2)" office:value-type="float" office:value="0.0111135552867258" calcext:value-type="float">
            <text:p>0.01</text:p>
          </table:table-cell>
          <table:table-cell table:style-name="ce4" table:formula="of:=SQRT([.D20]^2+[.D21]^2)" office:value-type="float" office:value="0.00539841246505462" calcext:value-type="float">
            <text:p>0.005</text:p>
          </table:table-cell>
          <table:table-cell table:style-name="ce4" table:formula="of:=SQRT([.E20]^2+[.E21]^2)" office:value-type="float" office:value="0.00539799896787161" calcext:value-type="float">
            <text:p>0.005</text:p>
          </table:table-cell>
          <table:table-cell table:style-name="ce4" table:formula="of:=SQRT([.F20]^2+[.F21]^2)" office:value-type="float" office:value="0.00522357294250922" calcext:value-type="float">
            <text:p>0.005</text:p>
          </table:table-cell>
          <table:table-cell table:style-name="ce4" table:formula="of:=SQRT([.G20]^2+[.G21]^2)" office:value-type="float" office:value="0.00533812099097479" calcext:value-type="float">
            <text:p>0.005</text:p>
          </table:table-cell>
          <table:table-cell table:style-name="ce4" table:formula="of:=SQRT([.H20]^2+[.H21]^2)" office:value-type="float" office:value="0.00538475029265849" calcext:value-type="float">
            <text:p>0.005</text:p>
          </table:table-cell>
          <table:table-cell table:style-name="ce4" table:formula="of:=SQRT([.I20]^2+[.I21]^2)" office:value-type="float" office:value="0.00520816666399991" calcext:value-type="float">
            <text:p>0.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maT, s</text:p>
          </table:table-cell>
          <table:table-cell table:style-name="ce4" table:formula="of:=STDEV([.B7:.B16])/[.B2]" office:value-type="float" office:value="0.00292308816911916" calcext:value-type="float">
            <text:p>0.003</text:p>
          </table:table-cell>
          <table:table-cell table:style-name="ce4" table:formula="of:=STDEV([.C7:.C16])/[.C2]" office:value-type="float" office:value="0.00484882574559153" calcext:value-type="float">
            <text:p>0.005</text:p>
          </table:table-cell>
          <table:table-cell table:style-name="ce4" table:formula="of:=STDEV([.D7:.D16])/[.D2]" office:value-type="float" office:value="0.00203540097839643" calcext:value-type="float">
            <text:p>0.002</text:p>
          </table:table-cell>
          <table:table-cell table:style-name="ce4" table:formula="of:=STDEV([.E7:.E16])/[.E2]" office:value-type="float" office:value="0.00203430402279083" calcext:value-type="float">
            <text:p>0.002</text:p>
          </table:table-cell>
          <table:table-cell table:style-name="ce4" table:formula="of:=STDEV([.F7:.F16])/[.F2]" office:value-type="float" office:value="0.00151185789203695" calcext:value-type="float">
            <text:p>0.002</text:p>
          </table:table-cell>
          <table:table-cell table:style-name="ce4" table:formula="of:=STDEV([.G7:.G16])/[.G2]" office:value-type="float" office:value="0.00186963518213732" calcext:value-type="float">
            <text:p>0.002</text:p>
          </table:table-cell>
          <table:table-cell table:style-name="ce4" table:formula="of:=STDEV([.H7:.H16])/[.H2]" office:value-type="float" office:value="0.00199888361699367" calcext:value-type="float">
            <text:p>0.002</text:p>
          </table:table-cell>
          <table:table-cell table:style-name="ce4" table:formula="of:=STDEV([.I7:.I16])/[.I2]" office:value-type="float" office:value="0.00145773797371132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T, s</text:p>
          </table:table-cell>
          <table:table-cell table:formula="of:=[.$M$2]/[.B2]" office:value-type="float" office:value="0.01" calcext:value-type="float">
            <text:p>0.01</text:p>
          </table:table-cell>
          <table:table-cell table:formula="of:=[.$M$2]/[.C2]" office:value-type="float" office:value="0.01" calcext:value-type="float">
            <text:p>0.01</text:p>
          </table:table-cell>
          <table:table-cell table:formula="of:=[.$M$2]/[.D2]" office:value-type="float" office:value="0.005" calcext:value-type="float">
            <text:p>0.005</text:p>
          </table:table-cell>
          <table:table-cell table:formula="of:=[.$M$2]/[.E2]" office:value-type="float" office:value="0.005" calcext:value-type="float">
            <text:p>0.005</text:p>
          </table:table-cell>
          <table:table-cell table:formula="of:=[.$M$2]/[.F2]" office:value-type="float" office:value="0.005" calcext:value-type="float">
            <text:p>0.005</text:p>
          </table:table-cell>
          <table:table-cell table:formula="of:=[.$M$2]/[.G2]" office:value-type="float" office:value="0.005" calcext:value-type="float">
            <text:p>0.005</text:p>
          </table:table-cell>
          <table:table-cell table:formula="of:=[.$M$2]/[.H2]" office:value-type="float" office:value="0.005" calcext:value-type="float">
            <text:p>0.005</text:p>
          </table:table-cell>
          <table:table-cell table:formula="of:=[.$M$2]/[.I2]" office:value-type="float" office:value="0.005" calcext:value-type="float">
            <text:p>0.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, m/s^2</text:p>
          </table:table-cell>
          <table:table-cell table:style-name="ce3" table:formula="of:=4*3.1415926535*3.1415926535*(([.$M$4]^2)/12+[.B3]^2)/(([.B18]^2)*[.$M$3]*[.B5])*0.01" office:value-type="float" office:value="9.82397706640289" calcext:value-type="float">
            <text:p>9.82</text:p>
          </table:table-cell>
          <table:table-cell table:style-name="ce3" table:formula="of:=4*3.1415926535*3.1415926535*(([.$M$4]^2)/12+[.C3]^2)/(([.C18]^2)*[.$M$3]*[.C5])*0.01" office:value-type="float" office:value="9.78502829396794" calcext:value-type="float">
            <text:p>9.79</text:p>
          </table:table-cell>
          <table:table-cell table:style-name="ce3" table:formula="of:=4*3.1415926535*3.1415926535*(([.$M$4]^2)/12+[.D3]^2)/(([.D18]^2)*[.$M$3]*[.D5])*0.01" office:value-type="float" office:value="9.83250956004183" calcext:value-type="float">
            <text:p>9.83</text:p>
          </table:table-cell>
          <table:table-cell table:style-name="ce3" table:formula="of:=4*3.1415926535*3.1415926535*(([.$M$4]^2)/12+[.E3]^2)/(([.E18]^2)*[.$M$3]*[.E5])*0.01" office:value-type="float" office:value="9.78100826522278" calcext:value-type="float">
            <text:p>9.78</text:p>
          </table:table-cell>
          <table:table-cell table:style-name="ce3" table:formula="of:=4*3.1415926535*3.1415926535*(([.$M$4]^2)/12+[.F3]^2)/(([.F18]^2)*[.$M$3]*[.F5])*0.01" office:value-type="float" office:value="9.84087625911789" calcext:value-type="float">
            <text:p>9.84</text:p>
          </table:table-cell>
          <table:table-cell table:style-name="ce3" table:formula="of:=4*3.1415926535*3.1415926535*(([.$M$4]^2)/12+[.G3]^2)/(([.G18]^2)*[.$M$3]*[.G5])*0.01" office:value-type="float" office:value="9.79395417501962" calcext:value-type="float">
            <text:p>9.79</text:p>
          </table:table-cell>
          <table:table-cell table:style-name="ce3" table:formula="of:=4*3.1415926535*3.1415926535*(([.$M$4]^2)/12+[.H3]^2)/(([.H18]^2)*[.$M$3]*[.H5])*0.01" office:value-type="float" office:value="9.83182468132679" calcext:value-type="float">
            <text:p>9.83</text:p>
          </table:table-cell>
          <table:table-cell table:style-name="ce3" table:formula="of:=4*3.1415926535*3.1415926535*(([.$M$4]^2)/12+[.I3]^2)/(([.I18]^2)*[.$M$3]*[.I5])*0.01" office:value-type="float" office:value="9.84825989394538" calcext:value-type="float">
            <text:p>9.85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g_mean</text:p>
          </table:table-cell>
          <table:table-cell table:style-name="ce3" table:formula="of:=AVERAGE([.B22:.I22])" office:value-type="float" office:value="9.81717977438064" calcext:value-type="float">
            <text:p>9.8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Delta_g</text:p>
          </table:table-cell>
          <table:table-cell table:style-name="ce3" table:formula="of:=STDEV([.B22:.I22])" office:value-type="float" office:value="0.0264701995808223" calcext:value-type="float">
            <text:p>0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^2xc</text:p>
          </table:table-cell>
          <table:table-cell table:number-columns-repeated="12"/>
        </table:table-row>
        <table:table-row table:style-name="ro1">
          <table:table-cell table:formula="of:=[.B18]*[.B18]*[.B5]" office:value-type="float" office:value="52.847997102" calcext:value-type="float">
            <text:p>52.847997102</text:p>
          </table:table-cell>
          <table:table-cell table:formula="of:=[.C18]*[.C18]*[.C5]" office:value-type="float" office:value="49.091111184" calcext:value-type="float">
            <text:p>49.091111184</text:p>
          </table:table-cell>
          <table:table-cell table:formula="of:=[.D18]*[.D18]*[.D5]" office:value-type="float" office:value="44.4327096" calcext:value-type="float">
            <text:p>44.4327096</text:p>
          </table:table-cell>
          <table:table-cell table:formula="of:=[.E18]*[.E18]*[.E5]" office:value-type="float" office:value="39.7874929921875" calcext:value-type="float">
            <text:p>39.7874929921875</text:p>
          </table:table-cell>
          <table:table-cell table:formula="of:=[.F18]*[.F18]*[.F5]" office:value-type="float" office:value="36.56116765625" calcext:value-type="float">
            <text:p>36.56116765625</text:p>
          </table:table-cell>
          <table:table-cell table:formula="of:=[.G18]*[.G18]*[.G5]" office:value-type="float" office:value="62.7617501171875" calcext:value-type="float">
            <text:p>62.7617501171875</text:p>
          </table:table-cell>
          <table:table-cell table:formula="of:=[.H18]*[.H18]*[.H5]" office:value-type="float" office:value="70.0612072351562" calcext:value-type="float">
            <text:p>70.0612072351562</text:p>
          </table:table-cell>
          <table:table-cell table:formula="of:=[.I18]*[.I18]*[.I5]" office:value-type="float" office:value="87.9890900625" calcext:value-type="float">
            <text:p>87.9890900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^2</text:p>
          </table:table-cell>
          <table:table-cell table:number-columns-repeated="12"/>
        </table:table-row>
        <table:table-row table:style-name="ro1">
          <table:table-cell table:formula="of:=[.B3]*[.B3]" office:value-type="float" office:value="595.36" calcext:value-type="float">
            <text:p>595.36</text:p>
          </table:table-cell>
          <table:table-cell table:formula="of:=[.C3]*[.C3]" office:value-type="float" office:value="488.41" calcext:value-type="float">
            <text:p>488.41</text:p>
          </table:table-cell>
          <table:table-cell table:formula="of:=[.D3]*[.D3]" office:value-type="float" office:value="368.64" calcext:value-type="float">
            <text:p>368.64</text:p>
          </table:table-cell>
          <table:table-cell table:formula="of:=[.E3]*[.E3]" office:value-type="float" office:value="237.16" calcext:value-type="float">
            <text:p>237.16</text:p>
          </table:table-cell>
          <table:table-cell table:formula="of:=[.F3]*[.F3]" office:value-type="float" office:value="156.25" calcext:value-type="float">
            <text:p>156.25</text:p>
          </table:table-cell>
          <table:table-cell table:formula="of:=[.G3]*[.G3]" office:value-type="float" office:value="858.49" calcext:value-type="float">
            <text:p>858.49</text:p>
          </table:table-cell>
          <table:table-cell table:formula="of:=[.H3]*[.H3]" office:value-type="float" office:value="1062.76" calcext:value-type="float">
            <text:p>1062.76</text:p>
          </table:table-cell>
          <table:table-cell table:formula="of:=[.I3]*[.I3]" office:value-type="float" office:value="1552.36" calcext:value-type="float">
            <text:p>1552.36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formula="of:=27.18*4*PI()*PI()/[.M3]" office:value-type="float" office:value="986.551395667978" calcext:value-type="float">
            <text:p>986.55139566797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2">
      <number:number number:decimal-places="16" number:min-decimal-places="16" number:min-integer-digits="1"/>
    </number:number-style>
    <number:number-style style:name="N123">
      <number:number number:decimal-places="17" number:min-decimal-places="17" number:min-integer-digits="1"/>
    </number:number-style>
    <number:number-style style:name="N124">
      <number:number number:decimal-places="18" number:min-decimal-places="18" number:min-integer-digits="1"/>
    </number:number-style>
    <number:number-style style:name="N125">
      <number:number number:decimal-places="19" number:min-decimal-places="19" number:min-integer-digits="1"/>
    </number:number-style>
    <number:number-style style:name="N126">
      <number:number number:decimal-places="20" number:min-decimal-places="20" number:min-integer-digits="1"/>
    </number:number-style>
    <number:number-style style:name="N127">
      <number:number number:decimal-places="14" number:min-decimal-places="14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 style:data-style-name="N2" text:time-value="13:01:07.00296897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7T21:49:23.071357063</meta:creation-date>
    <dc:date>2021-09-11T22:45:05.010169851</dc:date>
    <meta:editing-duration>PT9H17M54S</meta:editing-duration>
    <meta:editing-cycles>14</meta:editing-cycles>
    <meta:generator>LibreOffice/7.2.0.4$Linux_X86_64 LibreOffice_project/20$Build-4</meta:generator>
    <meta:document-statistic meta:table-count="1" meta:cell-count="19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 chart:error-category="cell-range" chart:error-upper-range="Sheet1.B19:Sheet1.I19" chart:error-lower-range="Sheet1.B19:Sheet1.I19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B19:Sheet1.I19" chart:error-lower-range="Sheet1.B19:Sheet1.I19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error-lower-limit="0.1" chart:error-upper-limit="0.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error-upper-indicator="true" chart:error-lower-indicator="true" chart:error-category="cell-range" chart:error-upper-range="Sheet1.B19:Sheet1.I19" chart:error-lower-range="Sheet1.B19:Sheet1.I19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4.057cm" svg:y="4.192cm" style:legend-expansion="high" chart:style-name="ch2"/>
        <chart:plot-area chart:style-name="ch3" table:cell-range-address="Sheet1.B3:Sheet1.I3 Sheet1.B18:Sheet1.I18" svg:x="0.08cm" svg:y="0.213cm" svg:width="15.439cm" svg:height="8.626cm">
          <chart:coordinate-region svg:x="1.009cm" svg:y="0.415cm" svg:width="14.319cm" svg:height="7.7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8:Sheet1.I18" chart:class="chart:scatter">
            <chart:domain table:cell-range-address="Sheet1.B3:Sheet1.I3"/>
            <chart:error-indicator chart:style-name="ch8" chart:dimension="x"/>
            <chart:error-indicator chart:style-name="ch9" chart:dimension="y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4.4">
                <text:p>24.4</text:p>
                <draw:g>
                  <svg:desc>Sheet1.B3:Sheet1.I3</svg:desc>
                </draw:g>
              </table:table-cell>
              <table:table-cell office:value-type="float" office:value="22.1">
                <text:p>22.1</text:p>
              </table:table-cell>
              <table:table-cell office:value-type="float" office:value="19.2">
                <text:p>19.2</text:p>
              </table:table-cell>
              <table:table-cell office:value-type="float" office:value="15.4">
                <text:p>15.4</text:p>
              </table:table-cell>
              <table:table-cell office:value-type="float" office:value="12.5">
                <text:p>12.5</text:p>
              </table:table-cell>
              <table:table-cell office:value-type="float" office:value="29.3">
                <text:p>29.3</text:p>
              </table:table-cell>
              <table:table-cell office:value-type="float" office:value="32.6">
                <text:p>32.6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1.5429">
                <text:p>1.5429</text:p>
                <draw:g>
                  <svg:desc>Sheet1.B18:Sheet1.I18</svg:desc>
                </draw:g>
              </table:table-cell>
              <table:table-cell office:value-type="float" office:value="1.5628">
                <text:p>1.5628</text:p>
              </table:table-cell>
              <table:table-cell office:value-type="float" office:value="1.598">
                <text:p>1.598</text:p>
              </table:table-cell>
              <table:table-cell office:value-type="float" office:value="1.6858125">
                <text:p>1.6858125</text:p>
              </table:table-cell>
              <table:table-cell office:value-type="float" office:value="1.79875">
                <text:p>1.79875</text:p>
              </table:table-cell>
              <table:table-cell office:value-type="float" office:value="1.5303125">
                <text:p>1.5303125</text:p>
              </table:table-cell>
              <table:table-cell office:value-type="float" office:value="1.5333125">
                <text:p>1.5333125</text:p>
              </table:table-cell>
              <table:table-cell office:value-type="float" office:value="1.563375">
                <text:p>1.563375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0104184665111735">
                <text:p>0.0104184665111735</text:p>
                <draw:g>
                  <svg:desc>Sheet1.B19:Sheet1.I19</svg:desc>
                </draw:g>
              </table:table-cell>
              <table:table-cell office:value-type="float" office:value="0.0111135552867258">
                <text:p>0.0111135552867258</text:p>
              </table:table-cell>
              <table:table-cell office:value-type="float" office:value="0.00539841246505462">
                <text:p>0.00539841246505462</text:p>
              </table:table-cell>
              <table:table-cell office:value-type="float" office:value="0.00539799896787161">
                <text:p>0.00539799896787161</text:p>
              </table:table-cell>
              <table:table-cell office:value-type="float" office:value="0.00522357294250922">
                <text:p>0.00522357294250922</text:p>
              </table:table-cell>
              <table:table-cell office:value-type="float" office:value="0.00533812099097479">
                <text:p>0.00533812099097479</text:p>
              </table:table-cell>
              <table:table-cell office:value-type="float" office:value="0.00538475029265849">
                <text:p>0.00538475029265849</text:p>
              </table:table-cell>
              <table:table-cell office:value-type="float" office:value="0.00520816666399991">
                <text:p>0.00520816666399991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0104184665111735">
                <text:p>0.0104184665111735</text:p>
                <draw:g>
                  <svg:desc>Sheet1.B19:Sheet1.I19</svg:desc>
                </draw:g>
              </table:table-cell>
              <table:table-cell office:value-type="float" office:value="0.0111135552867258">
                <text:p>0.0111135552867258</text:p>
              </table:table-cell>
              <table:table-cell office:value-type="float" office:value="0.00539841246505462">
                <text:p>0.00539841246505462</text:p>
              </table:table-cell>
              <table:table-cell office:value-type="float" office:value="0.00539799896787161">
                <text:p>0.00539799896787161</text:p>
              </table:table-cell>
              <table:table-cell office:value-type="float" office:value="0.00522357294250922">
                <text:p>0.00522357294250922</text:p>
              </table:table-cell>
              <table:table-cell office:value-type="float" office:value="0.00533812099097479">
                <text:p>0.00533812099097479</text:p>
              </table:table-cell>
              <table:table-cell office:value-type="float" office:value="0.00538475029265849">
                <text:p>0.00538475029265849</text:p>
              </table:table-cell>
              <table:table-cell office:value-type="float" office:value="0.00520816666399991">
                <text:p>0.00520816666399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plot-area chart:style-name="ch2" table:cell-range-address="Sheet1.A26:Sheet1.H26 Sheet1.A28:Sheet1.H28" chart:data-source-has-labels="row" svg:x="0.319cm" svg:y="0.179cm" svg:width="15.359cm" svg:height="8.631cm">
          <chart:coordinate-region svg:x="1.142cm" svg:y="0.381cm" svg:width="14.058cm" svg:height="7.77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28:Sheet1.H28" loext:label-string="asd" chart:class="chart:scatter">
            <chart:domain table:cell-range-address="Sheet1.A26:Sheet1.H26"/>
            <chart:regression-curve chart:style-name="ch7">
              <chart:equation chart:display-equation="true" chart:display-r-square="true" svg:x="2.672cm" svg:y="1.138cm"/>
            </chart:regression-curve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6</text:p>
              </table:table-cell>
              <table:table-cell office:value-type="string">
                <text:p>as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847997102">
                <text:p>52.847997102</text:p>
                <draw:g>
                  <svg:desc>Sheet1.A26:Sheet1.H26</svg:desc>
                </draw:g>
              </table:table-cell>
              <table:table-cell office:value-type="float" office:value="595.36">
                <text:p>595.36</text:p>
                <draw:g>
                  <svg:desc>Sheet1.A28:Sheet1.H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.091111184">
                <text:p>49.091111184</text:p>
              </table:table-cell>
              <table:table-cell office:value-type="float" office:value="488.41">
                <text:p>488.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4327096">
                <text:p>44.4327096</text:p>
              </table:table-cell>
              <table:table-cell office:value-type="float" office:value="368.64">
                <text:p>368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.7874929921875">
                <text:p>39.7874929921875</text:p>
              </table:table-cell>
              <table:table-cell office:value-type="float" office:value="237.16">
                <text:p>237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56116765625">
                <text:p>36.56116765625</text:p>
              </table:table-cell>
              <table:table-cell office:value-type="float" office:value="156.25">
                <text:p>156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7617501171875">
                <text:p>62.7617501171875</text:p>
              </table:table-cell>
              <table:table-cell office:value-type="float" office:value="858.49">
                <text:p>858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0612072351562">
                <text:p>70.0612072351562</text:p>
              </table:table-cell>
              <table:table-cell office:value-type="float" office:value="1062.76">
                <text:p>1062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9890900625">
                <text:p>87.9890900625</text:p>
              </table:table-cell>
              <table:table-cell office:value-type="float" office:value="1552.36">
                <text:p>1552.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